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C0000004C6A8842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426cm" style:rel-column-width="16383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2.413cm"/>
    </style:style>
    <style:style style:name="Table1.4" style:family="table-row">
      <style:table-row-properties style:min-row-height="2.602cm"/>
    </style:style>
    <style:style style:name="P1" style:family="paragraph" style:parent-style-name="Table_20_Contents">
      <style:text-properties officeooo:rsid="000b01c2" officeooo:paragraph-rsid="000b01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draw:frame draw:style-name="fr1" draw:name="Image1" text:anchor-type="char" svg:width="3.704cm" svg:height="2.011cm" draw:z-index="0"><draw:image xlink:href="Pictures/100000010000008C0000004C6A8842DB.png" xlink:type="simple" xlink:show="embed" xlink:actuate="onLoad" draw:mime-type="image/png"/></draw:frame></text:p>
            <text:p text:style-name="P1"/>
            <text:p text:style-name="P1">0</text:p>
          </table:table-cell>
          <table:table-cell table:style-name="Table1.A1" office:value-type="string">
            <text:p text:style-name="P1"><draw:frame draw:style-name="fr1" draw:name="Image5" text:anchor-type="char" svg:width="3.704cm" svg:height="2.011cm" draw:z-index="4"><draw:image xlink:href="Pictures/100000010000008C0000004C6A8842DB.png" xlink:type="simple" xlink:show="embed" xlink:actuate="onLoad" draw:mime-type="image/png"/></draw:frame></text:p>
            <text:p text:style-name="P1"/>
            <text:p text:style-name="P1">1</text:p>
          </table:table-cell>
          <table:table-cell table:style-name="Table1.A1" office:value-type="string">
            <text:p text:style-name="P1"><draw:frame draw:style-name="fr1" draw:name="Image9" text:anchor-type="char" svg:width="3.704cm" svg:height="2.011cm" draw:z-index="8"><draw:image xlink:href="Pictures/100000010000008C0000004C6A8842DB.png" xlink:type="simple" xlink:show="embed" xlink:actuate="onLoad" draw:mime-type="image/png"/></draw:frame></text:p>
            <text:p text:style-name="P1"/>
            <text:p text:style-name="P1">2</text:p>
          </table:table-cell>
          <table:table-cell table:style-name="Table1.A1" office:value-type="string">
            <text:p text:style-name="P1"><draw:frame draw:style-name="fr1" draw:name="Image13" text:anchor-type="char" svg:width="3.704cm" svg:height="2.011cm" draw:z-index="12"><draw:image xlink:href="Pictures/100000010000008C0000004C6A8842DB.png" xlink:type="simple" xlink:show="embed" xlink:actuate="onLoad" draw:mime-type="image/png"/></draw:frame></text:p>
            <text:p text:style-name="P1"/>
            <text:p text:style-name="P1">3</text:p>
          </table:table-cell>
        </table:table-row>
        <table:table-row>
          <table:table-cell table:style-name="Table1.A1" office:value-type="string">
            <text:p text:style-name="P1"><draw:frame draw:style-name="fr1" draw:name="Image2" text:anchor-type="char" svg:width="3.704cm" svg:height="2.011cm" draw:z-index="1"><draw:image xlink:href="Pictures/100000010000008C0000004C6A8842DB.png" xlink:type="simple" xlink:show="embed" xlink:actuate="onLoad" draw:mime-type="image/png"/></draw:frame></text:p>
            <text:p text:style-name="P1"/>
            <text:p text:style-name="P1">4</text:p>
          </table:table-cell>
          <table:table-cell table:style-name="Table1.A1" office:value-type="string">
            <text:p text:style-name="P1"><draw:frame draw:style-name="fr1" draw:name="Image6" text:anchor-type="char" svg:width="3.704cm" svg:height="2.011cm" draw:z-index="5"><draw:image xlink:href="Pictures/100000010000008C0000004C6A8842DB.png" xlink:type="simple" xlink:show="embed" xlink:actuate="onLoad" draw:mime-type="image/png"/></draw:frame></text:p>
            <text:p text:style-name="P1"/>
            <text:p text:style-name="P1">5</text:p>
          </table:table-cell>
          <table:table-cell table:style-name="Table1.A1" office:value-type="string">
            <text:p text:style-name="P1"><draw:frame draw:style-name="fr1" draw:name="Image10" text:anchor-type="char" svg:width="3.704cm" svg:height="2.011cm" draw:z-index="9"><draw:image xlink:href="Pictures/100000010000008C0000004C6A8842DB.png" xlink:type="simple" xlink:show="embed" xlink:actuate="onLoad" draw:mime-type="image/png"/></draw:frame></text:p>
            <text:p text:style-name="P1"/>
            <text:p text:style-name="P1">6</text:p>
          </table:table-cell>
          <table:table-cell table:style-name="Table1.A1" office:value-type="string">
            <text:p text:style-name="P1"><draw:frame draw:style-name="fr1" draw:name="Image14" text:anchor-type="char" svg:width="3.704cm" svg:height="2.011cm" draw:z-index="13"><draw:image xlink:href="Pictures/100000010000008C0000004C6A8842DB.png" xlink:type="simple" xlink:show="embed" xlink:actuate="onLoad" draw:mime-type="image/png"/></draw:frame></text:p>
            <text:p text:style-name="P1"/>
            <text:p text:style-name="P1">7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Image3" text:anchor-type="char" svg:width="3.704cm" svg:height="2.011cm" draw:z-index="2"><draw:image xlink:href="Pictures/100000010000008C0000004C6A8842DB.png" xlink:type="simple" xlink:show="embed" xlink:actuate="onLoad" draw:mime-type="image/png"/></draw:frame></text:p>
            <text:p text:style-name="P1"/>
            <text:p text:style-name="P1">8</text:p>
          </table:table-cell>
          <table:table-cell table:style-name="Table1.A1" office:value-type="string">
            <text:p text:style-name="P1"><draw:frame draw:style-name="fr1" draw:name="Image7" text:anchor-type="char" svg:width="3.704cm" svg:height="2.011cm" draw:z-index="6"><draw:image xlink:href="Pictures/100000010000008C0000004C6A8842DB.png" xlink:type="simple" xlink:show="embed" xlink:actuate="onLoad" draw:mime-type="image/png"/></draw:frame></text:p>
            <text:p text:style-name="P1"/>
            <text:p text:style-name="P1">9</text:p>
          </table:table-cell>
          <table:table-cell table:style-name="Table1.A1" office:value-type="string">
            <text:p text:style-name="P1"><draw:frame draw:style-name="fr1" draw:name="Image11" text:anchor-type="char" svg:width="3.704cm" svg:height="2.011cm" draw:z-index="10"><draw:image xlink:href="Pictures/100000010000008C0000004C6A8842DB.png" xlink:type="simple" xlink:show="embed" xlink:actuate="onLoad" draw:mime-type="image/png"/></draw:frame></text:p>
            <text:p text:style-name="P1"/>
            <text:p text:style-name="P1">10</text:p>
          </table:table-cell>
          <table:table-cell table:style-name="Table1.A1" office:value-type="string">
            <text:p text:style-name="P1"><draw:frame draw:style-name="fr1" draw:name="Image15" text:anchor-type="char" svg:width="3.704cm" svg:height="2.011cm" draw:z-index="14"><draw:image xlink:href="Pictures/100000010000008C0000004C6A8842DB.png" xlink:type="simple" xlink:show="embed" xlink:actuate="onLoad" draw:mime-type="image/png"/></draw:frame></text:p>
            <text:p text:style-name="P1"/>
            <text:p text:style-name="P1">11</text:p>
          </table:table-cell>
        </table:table-row>
        <table:table-row table:style-name="Table1.4">
          <table:table-cell table:style-name="Table1.A1" office:value-type="string">
            <text:p text:style-name="P1"><draw:frame draw:style-name="fr1" draw:name="Image4" text:anchor-type="char" svg:width="3.704cm" svg:height="2.011cm" draw:z-index="3"><draw:image xlink:href="Pictures/100000010000008C0000004C6A8842DB.png" xlink:type="simple" xlink:show="embed" xlink:actuate="onLoad" draw:mime-type="image/png"/></draw:frame></text:p>
            <text:p text:style-name="P1"/>
            <text:p text:style-name="P1">12</text:p>
          </table:table-cell>
          <table:table-cell table:style-name="Table1.A1" office:value-type="string">
            <text:p text:style-name="P1"><draw:frame draw:style-name="fr1" draw:name="Image8" text:anchor-type="char" svg:width="3.704cm" svg:height="2.011cm" draw:z-index="7"><draw:image xlink:href="Pictures/100000010000008C0000004C6A8842DB.png" xlink:type="simple" xlink:show="embed" xlink:actuate="onLoad" draw:mime-type="image/png"/></draw:frame></text:p>
            <text:p text:style-name="P1"/>
            <text:p text:style-name="P1">13</text:p>
          </table:table-cell>
          <table:table-cell table:style-name="Table1.A1" office:value-type="string">
            <text:p text:style-name="P1"><draw:frame draw:style-name="fr1" draw:name="Image12" text:anchor-type="char" svg:width="3.704cm" svg:height="2.011cm" draw:z-index="11"><draw:image xlink:href="Pictures/100000010000008C0000004C6A8842DB.png" xlink:type="simple" xlink:show="embed" xlink:actuate="onLoad" draw:mime-type="image/png"/></draw:frame></text:p>
            <text:p text:style-name="P1"/>
            <text:p text:style-name="P1">14</text:p>
          </table:table-cell>
          <table:table-cell table:style-name="Table1.A1" office:value-type="string">
            <text:p text:style-name="P1"><draw:frame draw:style-name="fr1" draw:name="Image16" text:anchor-type="char" svg:width="3.704cm" svg:height="2.011cm" draw:z-index="15"><draw:image xlink:href="Pictures/100000010000008C0000004C6A8842DB.png" xlink:type="simple" xlink:show="embed" xlink:actuate="onLoad" draw:mime-type="image/png"/></draw:frame></text:p>
            <text:p text:style-name="P1"/>
            <text:p text:style-name="P1">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3:50:30.282913622</meta:creation-date>
    <dc:date>2024-12-07T13:56:41.188573226</dc:date>
    <meta:editing-duration>PT6M11S</meta:editing-duration>
    <meta:editing-cycles>1</meta:editing-cycles>
    <meta:document-statistic meta:table-count="1" meta:image-count="16" meta:object-count="0" meta:page-count="1" meta:paragraph-count="16" meta:word-count="16" meta:character-count="22" meta:non-whitespace-character-count="22"/>
    <meta:generator>LibreOffice/24.8.3.2$Linux_X86_64 LibreOffice_project/480$Build-2</meta:generator>
  </office:meta>
</office:document-meta>
</file>